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NewPSMT" svg:font-family="CourierNewPSMT"/>
    <style:font-face style:name="TimesNewRomanPSMT" svg:font-family="TimesNewRomanPSMT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fo:font-size="12pt" officeooo:rsid="001f8907" officeooo:paragraph-rsid="001f8907" style:font-size-asian="12pt" style:font-size-complex="12pt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fo:font-size="12pt" officeooo:rsid="001f8907" officeooo:paragraph-rsid="001f8907" style:font-size-asian="12pt" style:font-size-complex="12pt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1f8907" style:font-size-asian="12pt" style:font-size-complex="12pt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fo:font-size="12pt" officeooo:rsid="002636a1" officeooo:paragraph-rsid="002636a1" style:font-size-asian="12pt" style:font-size-complex="12pt"/>
    </style:style>
    <style:style style:name="P5" style:family="paragraph" style:parent-style-name="Text_20_body">
      <style:paragraph-properties fo:line-height="200%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line-height="200%"/>
      <style:text-properties style:font-name="Times New Roman" fo:font-size="12pt" officeooo:paragraph-rsid="0025fe0d" style:font-size-asian="12pt" style:font-size-complex="12pt"/>
    </style:style>
    <style:style style:name="P7" style:family="paragraph" style:parent-style-name="Text_20_body">
      <style:paragraph-properties fo:line-height="200%"/>
      <style:text-properties style:font-name="Times New Roman" fo:font-size="12pt" officeooo:paragraph-rsid="0028a009" style:font-size-asian="12pt" style:font-size-complex="12pt"/>
    </style:style>
    <style:style style:name="P8" style:family="paragraph" style:parent-style-name="Text_20_body">
      <style:paragraph-properties fo:line-height="200%"/>
      <style:text-properties style:font-name="Times New Roman" fo:font-size="12pt" officeooo:rsid="0020eb29" officeooo:paragraph-rsid="0020eb29" style:font-size-asian="12pt" style:font-size-complex="12pt"/>
    </style:style>
    <style:style style:name="P9" style:family="paragraph" style:parent-style-name="Text_20_body">
      <style:paragraph-properties fo:line-height="200%"/>
      <style:text-properties style:font-name="Times New Roman" fo:font-size="12pt" officeooo:rsid="0022e528" officeooo:paragraph-rsid="0022e528" style:font-size-asian="12pt" style:font-size-complex="12pt"/>
    </style:style>
    <style:style style:name="P10" style:family="paragraph" style:parent-style-name="Text_20_body">
      <style:paragraph-properties fo:line-height="200%"/>
      <style:text-properties style:font-name="Times New Roman" fo:font-size="12pt" officeooo:rsid="0024848d" officeooo:paragraph-rsid="0024848d" style:font-size-asian="12pt" style:font-size-complex="12pt"/>
    </style:style>
    <style:style style:name="P11" style:family="paragraph" style:parent-style-name="Text_20_body">
      <style:paragraph-properties fo:line-height="200%"/>
      <style:text-properties style:font-name="Times New Roman" fo:font-size="12pt" officeooo:rsid="00259907" officeooo:paragraph-rsid="00259907" style:font-size-asian="12pt" style:font-size-complex="12pt"/>
    </style:style>
    <style:style style:name="P12" style:family="paragraph" style:parent-style-name="Text_20_body">
      <style:paragraph-properties fo:line-height="200%"/>
      <style:text-properties style:font-name="Times New Roman" fo:font-size="12pt" officeooo:rsid="0025fe0d" officeooo:paragraph-rsid="0025fe0d" style:font-size-asian="12pt" style:font-size-complex="12pt"/>
    </style:style>
    <style:style style:name="P13" style:family="paragraph" style:parent-style-name="Text_20_body">
      <style:paragraph-properties fo:line-height="200%"/>
      <style:text-properties style:font-name="Times New Roman" fo:font-size="12pt" officeooo:rsid="002636a1" officeooo:paragraph-rsid="002636a1" style:font-size-asian="12pt" style:font-size-complex="12pt"/>
    </style:style>
    <style:style style:name="T1" style:family="text">
      <style:text-properties officeooo:rsid="0022e528"/>
    </style:style>
    <style:style style:name="T2" style:family="text">
      <style:text-properties officeooo:rsid="0024848d"/>
    </style:style>
    <style:style style:name="T3" style:family="text">
      <style:text-properties officeooo:rsid="00259907"/>
    </style:style>
    <style:style style:name="T4" style:family="text">
      <style:text-properties officeooo:rsid="0025fe0d"/>
    </style:style>
    <style:style style:name="T5" style:family="text">
      <style:text-properties officeooo:rsid="002636a1"/>
    </style:style>
    <style:style style:name="T6" style:family="text">
      <style:text-properties officeooo:rsid="002706bc"/>
    </style:style>
    <style:style style:name="T7" style:family="text">
      <style:text-properties officeooo:rsid="0028a009"/>
    </style:style>
    <style:style style:name="T8" style:family="text">
      <style:text-properties officeooo:rsid="0029c7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ek Yardas</text:p>
      <text:p text:style-name="P1">SPN 217</text:p>
      <text:p text:style-name="P1">Yvette Aparicio</text:p>
      <text:p text:style-name="P2">Tarea para el miércoles, 9/6/17</text:p>
      <text:p text:style-name="P2"/>
      <text:p text:style-name="P4">Oraciones:</text:p>
      <text:p text:style-name="P4"><text:tab/>Ahorré mucho dinero en caso de tendré accidente muy serio <text:span text:style-name="T6">cuando</text:span>.</text:p>
      <text:p text:style-name="P4"/>
      <text:p text:style-name="P4"><text:tab/>Debes de sacar algunas coas <text:span text:style-name="T6">de esa maleta porque</text:span> <text:span text:style-name="T6">t</text:span>endré que empujar<text:span text:style-name="T6">la</text:span> y que jalar<text:span text:style-name="T6">la</text:span> al tres tramos de escaleras y <text:span text:style-name="T6">no quiero que hacerlo.</text:span></text:p>
      <text:p text:style-name="P4"/>
      <text:p text:style-name="P4"><text:tab/><text:span text:style-name="T6">A veces, sintonizo cuando era sin casa, y chillaba cada noche porque no había nigún lugar que me sentía como un hogar.</text:span></text:p>
      <text:p text:style-name="P4"/>
      <text:p text:style-name="P4"><text:tab/><text:span text:style-name="T6">Es un buen idea que lleves una chaqueta grueso al montar en motorcicleta.</text:span></text:p>
      <text:p text:style-name="P4"/>
      <text:p text:style-name="P4"><text:tab/><text:span text:style-name="T6">La mujer parecío estar a punto de hartars cuando suspiró y empecé a hipar.</text:span></text:p>
      <text:p text:style-name="P3"/>
      <text:p text:style-name="P3"/>
      <text:p text:style-name="P5">o Describa a Mamacita. ¿Qué cualidades tiene? Busque los adjetivos que la describen. ¿Qué connotaciones tienen los apodos “Mamacita” y “Mamasota”? </text:p>
      <text:p text:style-name="P8"><text:tab/>“<text:span text:style-name="T1">es la mujer enorme”</text:span></text:p>
      <text:p text:style-name="P8"><text:tab/><text:span text:style-name="T1">un pie suavecito como la oreja de un conojo</text:span></text:p>
      <text:p text:style-name="P9"><text:tab/>tobillo grueso</text:p>
      <text:p text:style-name="P9"><text:soft-page-break/><text:tab/>inmensa, enorme</text:p>
      <text:p text:style-name="P9"><text:tab/>llevar sombrero con pumita rosa salmóne</text:p>
      <text:p text:style-name="P9"><text:tab/>botones de rosa de sus dedos de pie</text:p>
      <text:p text:style-name="P9"><text:tab/>Mamacita <text:span text:style-name="T2">es como Mamá en el mismo que ranita es como rana. Una ranita es una rana pequña.</text:span></text:p>
      <text:p text:style-name="P9"><text:tab/><text:span text:style-name="T2">Entonces Mamasota debe significar una Mamá grande (en contexto del cuneto, tiene significa negativa).</text:span></text:p>
      <text:p text:style-name="P10"><text:tab/>No hablar inglés, saber solo ochas palabras</text:p>
      <text:p text:style-name="P10"><text:tab/>Holy smokes, no speak english, he not here, jamunegs (“ham and eggs”)</text:p>
      <text:p text:style-name="P11"><text:tab/>sintoniza al raido</text:p>
      <text:p text:style-name="P12"><text:tab/>le gusta el color rosa</text:p>
      <text:p text:style-name="P9"/>
      <text:p text:style-name="P5"/>
      <text:p text:style-name="P5"/>
      <text:p text:style-name="P5">o ¿Cómo es el marido de Mamacita? ¿Cómo son los vecinos (incluyendo la narradora)?</text:p>
      <text:p text:style-name="P10"><text:span text:style-name="T3"><text:tab/>El marido </text:span>horrar mucho dinero (¿para llevarle Mamacita?)</text:p>
      <text:p text:style-name="P11"><text:tab/>el marido hartarse con Mamasita.</text:p>
      <text:p text:style-name="P11"><text:tab/>Los vecinos <text:span text:style-name="T4">hablar sobre sin con Mamacita, </text:span></text:p>
      <text:p text:style-name="P5"/>
      <text:p text:style-name="P6">o Describa cómo es la vida de Mamacita en E.E.U.U.. ¿Cómo pasa sus días? ¿En qué piensa? </text:p>
      <text:p text:style-name="P12"><text:tab/>Mamacita sentarse junto a la ventana todo el día</text:p>
      <text:p text:style-name="P12"><text:soft-page-break/><text:tab/>Oir al radio y sintonizar, pensar en otra vida</text:p>
      <text:p text:style-name="P5"><text:tab/><text:span text:style-name="T5">cantar</text:span></text:p>
      <text:p text:style-name="P13"><text:tab/>no ir afueaa</text:p>
      <text:p text:style-name="P5"/>
      <text:p text:style-name="P5">o ¿Qué es el significado del inglés para Mamacita, su marido y los vecinos? ¿Qué piensa ud. de estas diferentes perspectivas? </text:p>
      <text:p text:style-name="P12"><text:tab/>Para Mamacita es un pared, lucha, impedimento</text:p>
      <text:p text:style-name="P12"><text:tab/>para <text:span text:style-name="T5">el </text:span>marido es <text:span text:style-name="T5">lo mismo pero relajar a Mamacita</text:span></text:p>
      <text:p text:style-name="P12"><text:tab/><text:span text:style-name="T5">Para los vecinos es su lengua, es como comunicar</text:span></text:p>
      <text:p text:style-name="P12"><text:tab/><text:span text:style-name="T5">Estas perspectas mostrar los experiencias diferencias en cosas que casi nunca prestar attencion</text:span></text:p>
      <text:p text:style-name="P5"/>
      <text:p text:style-name="P5">o ¿Qué temas significantes acerca de la vida de los inmigrantes surgen de esta lectura? ¿Qué nos dice la lectura acerca del aprendizaje del inglés? </text:p>
      <text:p text:style-name="P7"><text:tab/><text:span text:style-name="T7">Sugerir la vida de los inmigrantes ser complicado</text:span></text:p>
      <text:p text:style-name="P7"><text:tab/><text:tab/></text:p>
      <text:p text:style-name="P5"><text:tab/></text:p>
      <text:p text:style-name="P5"/>
      <text:p text:style-name="P5"/>
      <text:p text:style-name="P5"/>
      <text:p text:style-name="P5"/>
      <text:p text:style-name="P5"><text:soft-page-break/></text:p>
      <text:p text:style-name="P5">o ¿Qué mensaje comunica la lectura? </text:p>
      <text:p text:style-name="P5"><text:tab/><text:span text:style-name="T8">Comunicar la dificultad de la vida de los inmigrantes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NewPSMT" svg:font-family="CourierNewPSMT"/>
    <style:font-face style:name="TimesNewRomanPSMT" svg:font-family="TimesNewRomanPSMT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4:14:55.914501000</meta:creation-date>
    <dc:date>2017-09-06T07:46:22.441149000</dc:date>
    <meta:editing-duration>PT4M25S</meta:editing-duration>
    <meta:editing-cycles>2</meta:editing-cycles>
    <meta:generator>LibreOffice/5.2.5.1$MacOSX_X86_64 LibreOffice_project/0312e1a284a7d50ca85a365c316c7abbf20a4d22</meta:generator>
    <meta:document-statistic meta:table-count="0" meta:image-count="0" meta:object-count="0" meta:page-count="4" meta:paragraph-count="43" meta:word-count="389" meta:character-count="2292" meta:non-whitespace-character-count="1905"/>
  </office:meta>
</office:document-meta>
</file>